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gày 11/7</text:p>
      <text:p text:style-name="Standard">Báo cáo tiến độ lần 2</text:p>
      <text:p text:style-name="Standard"/>
      <text:p text:style-name="Standard">Nội dung: </text:p>
      <text:list xml:id="list1997526754" text:style-name="L2">
        <text:list-item>
          <text:p text:style-name="P2">Hoàn thành tính năng cơ bản: xem bản đồ, vị trí, lịch sử di chuyển, sms và call.</text:p>
        </text:list-item>
        <text:list-item>
          <text:p text:style-name="P2">Công việc tiếp theo:</text:p>
        </text:list-item>
      </text:list>
      <text:list xml:id="list20214462731" text:style-name="L1">
        <text:list-item>
          <text:p text:style-name="P1">Xây dựng host cho app.</text:p>
        </text:list-item>
        <text:list-item>
          <text:p text:style-name="P1">Thực hiện giao diện đăng kí, cài đặt, trợ giúp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uocvu </meta:initial-creator>
    <meta:creation-date>2014-08-14T08:21:11</meta:creation-date>
    <dc:date>2014-08-14T08:24:13</dc:date>
    <dc:creator>quocvu </dc:creator>
    <meta:editing-duration>P0D</meta:editing-duration>
    <meta:editing-cycles>1</meta:editing-cycles>
    <meta:document-statistic meta:table-count="0" meta:image-count="0" meta:object-count="0" meta:page-count="1" meta:paragraph-count="7" meta:word-count="51" meta:character-count="213" meta:non-whitespace-character-count="172"/>
    <meta:generator>LibreOffice/3.5$Linux_X86_64 LibreOffice_project/350m1$Build-2</meta:generator>
  </office:meta>
</office:document-meta>
</file>